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3.921cm" fo:break-before="auto" style:use-optimal-row-height="false"/>
    </style:style>
    <style:style style:name="ro8" style:family="table-row">
      <style:table-row-properties style:row-height="12.294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6 466">
            <text:p>test_Parser(primitives): 0,6 466</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6">
            <text:p>0,6 sec</text:p>
          </table:table-cell>
          <table:table-cell table:style-name="ce160" table:formula="of:=TESTSTAT(&quot;count&quot;; [.B46])" office:value-type="float" office:value="466">
            <text:p>466</text:p>
          </table:table-cell>
          <table:table-cell table:style-name="ce162" table:formula="of:=[.E46]/[.D46]" office:value-type="float" office:value="776.666666666667">
            <text:p>776,7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0,9 280">
            <text:p>test_Parser(multiplicity): 0,9 28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0.9">
            <text:p>0,9 sec</text:p>
          </table:table-cell>
          <table:table-cell table:style-name="ce160" table:formula="of:=TESTSTAT(&quot;count&quot;; [.B47])" office:value-type="float" office:value="280">
            <text:p>280</text:p>
          </table:table-cell>
          <table:table-cell table:style-name="ce162" table:formula="of:=[.E47]/[.D47]" office:value-type="float" office:value="311.111111111111">
            <text:p>311,1 a/sec</text:p>
          </table:table-cell>
          <table:table-cell table:number-columns-repeated="4"/>
        </table:table-row>
        <table:table-row table:style-name="ro6">
          <table:table-cell/>
          <table:table-cell table:formula="of:=TEST_PARSER(&quot;basic&quot;)" office:value-type="string" office:string-value="test_Parser(basic): 0,8 292">
            <text:p>test_Parser(basic): 0,8 292</text:p>
          </table:table-cell>
          <table:table-cell table:formula="of:=TESTSTAT(&quot;name&quot;; [.B48])" office:value-type="string" office:string-value="test_Parser(basic):">
            <text:p>test_Parser(basic):</text:p>
          </table:table-cell>
          <table:table-cell table:style-name="ce158" table:formula="of:=TESTSTAT(&quot;time&quot;; [.B48])" office:value-type="float" office:value="0.8">
            <text:p>0,8 sec</text:p>
          </table:table-cell>
          <table:table-cell table:style-name="ce160" table:formula="of:=TESTSTAT(&quot;count&quot;; [.B48])" office:value-type="float" office:value="292">
            <text:p>292</text:p>
          </table:table-cell>
          <table:table-cell table:style-name="ce162" table:formula="of:=[.E48]/[.D48]" office:value-type="float" office:value="365">
            <text:p>365,0 a/sec</text:p>
          </table:table-cell>
          <table:table-cell table:number-columns-repeated="4"/>
        </table:table-row>
        <table:table-row table:style-name="ro6">
          <table:table-cell/>
          <table:table-cell table:formula="of:=TEST_PARSER(&quot;special&quot;)" office:value-type="string" office:string-value="test_Parser(special): 0,2 55">
            <text:p>test_Parser(special): 0,2 55</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55">
            <text:p>55</text:p>
          </table:table-cell>
          <table:table-cell table:style-name="ce162" table:formula="of:=[.E49]/[.D49]" office:value-type="float" office:value="275">
            <text:p>275,0 a/sec</text:p>
          </table:table-cell>
          <table:table-cell table:number-columns-repeated="4"/>
        </table:table-row>
        <table:table-row table:style-name="ro6">
          <table:table-cell/>
          <table:table-cell table:formula="of:=TEST_PARSER(&quot;numbers&quot;)" office:value-type="string" office:string-value="test_Parser(numbers): 1,8 296">
            <text:p>test_Parser(numbers): 1,8 296</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1.8">
            <text:p>1,8 sec</text:p>
          </table:table-cell>
          <table:table-cell table:style-name="ce160" table:formula="of:=TESTSTAT(&quot;count&quot;; [.B50])" office:value-type="float" office:value="296">
            <text:p>296</text:p>
          </table:table-cell>
          <table:table-cell table:style-name="ce162" table:formula="of:=[.E50]/[.D50]" office:value-type="float" office:value="164.444444444444">
            <text:p>164,4 a/sec</text:p>
          </table:table-cell>
          <table:table-cell table:number-columns-repeated="4"/>
        </table:table-row>
        <table:table-row table:style-name="ro6">
          <table:table-cell/>
          <table:table-cell table:formula="of:=TEST_PARSER(&quot;types&quot;)" office:value-type="string" office:string-value="test_Parser(types): 1,5 198">
            <text:p>test_Parser(types): 1,5 198</text:p>
          </table:table-cell>
          <table:table-cell table:formula="of:=TESTSTAT(&quot;name&quot;; [.B51])" office:value-type="string" office:string-value="test_Parser(types):">
            <text:p>test_Parser(types):</text:p>
          </table:table-cell>
          <table:table-cell table:style-name="ce158" table:formula="of:=TESTSTAT(&quot;time&quot;; [.B51])" office:value-type="float" office:value="1.5">
            <text:p>1,5 sec</text:p>
          </table:table-cell>
          <table:table-cell table:style-name="ce160" table:formula="of:=TESTSTAT(&quot;count&quot;; [.B51])" office:value-type="float" office:value="198">
            <text:p>198</text:p>
          </table:table-cell>
          <table:table-cell table:style-name="ce162" table:formula="of:=[.E51]/[.D51]" office:value-type="float" office:value="132">
            <text:p>132,0 a/sec</text:p>
          </table:table-cell>
          <table:table-cell table:number-columns-repeated="4"/>
        </table:table-row>
        <table:table-row table:style-name="ro6">
          <table:table-cell table:number-columns-repeated="3"/>
          <table:table-cell table:style-name="ce159" table:formula="of:=SUM([.D46:.D51])" office:value-type="float" office:value="5.8">
            <text:p>5,8 sec</text:p>
          </table:table-cell>
          <table:table-cell table:style-name="ce161" table:formula="of:=SUM([.E46:.E51])" office:value-type="float" office:value="1587">
            <text:p>1587</text:p>
          </table:table-cell>
          <table:table-cell table:style-name="ce163" table:formula="of:=[.E52]/[.D52]" office:value-type="float" office:value="273.620689655172">
            <text:p>273,6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3 1587">
            <text:p>test_Parser(all): 5,3 1587</text:p>
          </table:table-cell>
          <table:table-cell table:formula="of:=TESTSTAT(&quot;name&quot;; [.B54])" office:value-type="string" office:string-value="test_Parser(all):">
            <text:p>test_Parser(all):</text:p>
          </table:table-cell>
          <table:table-cell table:style-name="ce158" table:formula="of:=TESTSTAT(&quot;time&quot;; [.B54])" office:value-type="float" office:value="5.3">
            <text:p>5,3 sec</text:p>
          </table:table-cell>
          <table:table-cell table:style-name="ce160" table:formula="of:=TESTSTAT(&quot;count&quot;; [.B54])" office:value-type="float" office:value="1587">
            <text:p>1587</text:p>
          </table:table-cell>
          <table:table-cell table:style-name="ce162" table:formula="of:=[.E54]/[.D54]" office:value-type="float" office:value="299.433962264151">
            <text:p>299,4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pDecDigit</text:p>
          </table:table-cell>
          <table:table-cell table:style-name="ce153" table:formula="of:=TPARSER_TOSTRING([.A58])" office:value-type="string" office:string-value="item &gt;&gt;= \a0.(ite_1 (inRange_1 48 57) \a0.(mkParser_1 'return') ((add_1 -48) a0) (fstArg_1 fail)) (asc_1 a0)">
            <text:p>item &gt;&gt;= \a0.(ite_1 (inRange_1 48 57) \a0.(mkParser_1 'return') ((add_1 -48) a0) (fstArg_1 fail)) (asc_1 a0)</text:p>
          </table:table-cell>
          <table:table-cell table:number-columns-repeated="8"/>
        </table:table-row>
        <table:table-row table:style-name="ro8">
          <table:table-cell table:style-name="ce153" office:value-type="string">
            <text:p>pTypeExpr</text:p>
          </table:table-cell>
          <table:table-cell table:style-name="ce153" table:formula="of:=TPARSER_TOSTRING([.A59])" office:value-type="string" office:string-value="P17 where&#13;&#10;P17 ::= (do  _ &lt;- ([ \t])*&#13;&#10;            a0 &lt;- P60&#13;&#10;             _ &lt;- ([ \t])*&#13;&#10;            a1 &lt;- '-&gt;' &gt;&gt;= (fstArg_1 P17)?&#13;&#10;         return (maybeMakeArrowType a0 a1)&#13;&#10;        )&#13;&#10;P60 ::= 'Bool'&#13;&#10;      | 'Str'&#13;&#10;      | 'Int'&#13;&#10;      | 'Long'&#13;&#10;      | [a-z] &gt;&gt;= \a0.(mkParser_1 'return') ((concat_1 ''') a0)&#13;&#10;      | (do  _ &lt;- '('&#13;&#10;            a0 &lt;- P17&#13;&#10;             _ &lt;- ')'&#13;&#10;         return a0&#13;&#10;        )&#13;&#10;      | (do a1 &lt;- (do a2 &lt;- (do a3 &lt;- [A-Z]&#13;&#10;                                a4 &lt;- [a-z]+&#13;&#10;                             return (cons a3 a4)&#13;&#10;                            )&#13;&#10;                   return ((foldl1_1 concat_2) a2)&#13;&#10;                  )&#13;&#10;            a5 &lt;- (do  _ &lt;- ([ \t])+&#13;&#10;                      a6 &lt;- P60&#13;&#10;                   return a6&#13;&#10;                  )*&#13;&#10;         return (mkTypeCtor a1 a5)&#13;&#10;        )">
            <text:p>P17 where<text:line-break/>P17 ::= (do <text:s/>_ &lt;- ([ \t])*<text:line-break/> <text:s text:c="11"/>a0 &lt;- P60<text:line-break/> <text:s text:c="12"/>_ &lt;- ([ \t])*<text:line-break/> <text:s text:c="11"/>a1 &lt;- '-&gt;' &gt;&gt;= (fstArg_1 P17)?<text:line-break/> <text:s text:c="8"/>return (maybeMakeArrowType a0 a1)<text:line-break/> <text:s text:c="7"/>)<text:line-break/>P60 ::= 'Bool'<text:line-break/> <text:s text:c="5"/>| 'Str'<text:line-break/> <text:s text:c="5"/>| 'Int'<text:line-break/> <text:s text:c="5"/>| 'Long'<text:line-break/> <text:s text:c="5"/>| [a-z] &gt;&gt;= \a0.(mkParser_1 'return') ((concat_1 ''') a0)<text:line-break/> <text:s text:c="5"/>| (do <text:s/>_ &lt;- '('<text:line-break/> <text:s text:c="11"/>a0 &lt;- P17<text:line-break/> <text:s text:c="12"/>_ &lt;- ')'<text:line-break/> <text:s text:c="8"/>return a0<text:line-break/> <text:s text:c="7"/>)<text:line-break/> <text:s text:c="5"/>| (do a1 &lt;- (do a2 &lt;- (do a3 &lt;- [A-Z]<text:line-break/> <text:s text:c="31"/>a4 &lt;- [a-z]+<text:line-break/> <text:s text:c="28"/>return (cons a3 a4)<text:line-break/> <text:s text:c="27"/>)<text:line-break/> <text:s text:c="18"/>return ((foldl1_1 concat_2) a2)<text:line-break/> <text:s text:c="17"/>)<text:line-break/> <text:s text:c="11"/>a5 &lt;- (do <text:s/>_ &lt;- ([ \t])+<text:line-break/> <text:s text:c="21"/>a6 &lt;- P60<text:line-break/> <text:s text:c="18"/>return a6<text:line-break/> <text:s text:c="17"/>)*<text:line-break/> <text:s text:c="8"/>return (mkTypeCtor a1 a5)<text:line-break/> <text:s text:c="7"/>)</text:p>
          </table:table-cell>
          <table:table-cell table:number-columns-repeated="8"/>
        </table:table-row>
        <table:table-row table:style-name="ro6" table:number-rows-repeated="1048516">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23.04.2017</text:date>, <text:time>21:30: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3T21:30:20.82</dc:date>
    <meta:editing-duration>P142DT10H29M38S</meta:editing-duration>
    <meta:editing-cycles>450</meta:editing-cycles>
    <meta:generator>OpenOffice/4.1.2$Win32 OpenOffice.org_project/412m3$Build-9782</meta:generator>
    <meta:document-statistic meta:table-count="10" meta:cell-count="770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St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Str		= lookupFn("pSt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Str",				1, "Str -&gt; Parser Str"),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1 As Variant
	str As String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 Then ' yet uninitialized indirection
				result = "(ind " &amp; p.id &amp; " Nothing)"
			ElseIf isString(p.st1) Then ' seen it before
				result = p.st1 ' contains a name like P123
			Else ' initialized but not seen before
				p.st1 = "P" &amp; p.st.id
				result = p.st1 &amp; " ::= "
				' In the new rule, start over fresh indent and var counter
				indent = Space(Len(result))
				Dim j As Integer
				j = 0
				result = result &amp; _TParser_toString(p.st, j, indent, True, rules)
				rules = cons(result, rules)
				result = p.st1
				p.st1 = Nothing
			End If
		Case "sat"
			result = "(sat "
			If isPartialApp(p.st) Then
				result = result &amp; "(" &amp; TFn_toString(p.st) &amp; ")"
			Else
				result = result &amp; getFnName(p.st)
			End If
			result = result &amp; ")"
		Case "fail":		result = "fail"
		Case "return":		result = "(return " &amp; toString(p.st) &amp; ")"
		Case "item": 		result = "item"
		Case "strXXX":			result = "(str " &amp; toString(p.st(0)) &amp; ")"
		Case "str":			result = toString(p.st(0))
		Case "skip"
			result = "(skip " &amp; _TParser_toString(p.st, k, indent, False, rules) &amp; ")"
		Case "many1"
			If p.st.tp = "choice" Then
				result = "(" &amp; _TParser_toString(p.st, k, indent &amp; " ", False, rules) &amp; ")"
			Else
				result = _TParser_toString(p.st, k, indent, False, rules)
			End If
			result = result &amp; "+"
		Case "choice"
			Dim alts As Object
			alts = p.st
			If isPZeroOrOne(p) Then
				' it has shape p +++ return Empty
				' so it's effectively "zero-or-one" p, which can be written as "p?"
				
				If alts(0).tp = "choice" Then
					result = "(" &amp; _TParser_toString(alts(0), k, indent &amp; " ", False, rules) &amp; ")"
				Else
					result = _TParser_toString(alts(0), k, indent, False, rules)
				End If
				result = result &amp; "?"
			ElseIf isPMany(p) Then
				' it has shape many1 p +++ return nil
				If alts(0).st.tp = "choice" Then
					result = "(" &amp; _TParser_toString(alts(0).st, k, indent &amp; " ", False, rules) &amp; ")"
				Else
					result = _TParser_toString(alts(0).st, k, indent, False, rules)
				End If
				result = result &amp; "*"
			Else
				If isNewLines Then
					result = _TParser_toString(alts(0), k, indent, isNewLines, rules) _
						   &amp; chr(13) &amp; chr(10) _
						   &amp; space(len(indent) - 2) _
						   &amp; "| " _
						   &amp; _TParser_toString(alts(1), k, indent, isNewLines, rules)
				Else
					result = _TParser_toString(alts(0), k, indent, isNewLines, rules) _
						   &amp; " | " _
						   &amp; _TParser_toString(alts(1), k, indent, isNewLines, rules)
				End If
			End If
		Case "bind"
			Dim q As Object
			q = p.st(0)
			f = p.st(1)
			result = _TParser_toString(q, k, indent, False, rules) _
					&amp; " &gt;&gt;= " &amp; TFn_toString(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result = result &amp; " _ &lt;- " _
									&amp; _TParser_toString(ps(i).st, k, innerIndent, False, rules)
				Else
					result = result &amp; "a" &amp; k
					args = args &amp; " a" &amp; k
					k = k + 1
					result = result &amp; " &lt;- " _
									&amp; _TParser_toString(ps(i), k, innerIndent, False,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If isNull(bindFns) Then
			bindFns = nil
		End If
		bindFns = cons(car(partialArgs(f)).st, bindFns)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linearize choice of choice:
		If (p1.tp = "choice") Then
			pChoice = pChoice(p1.st(0), pChoice(p1.st(1), p2))
		Else
			If (p1.tp = "ind") Then
				If isNull(p1.st) Then
					'msgbox("pChoice: " &amp; toString(mkParser("choice", Array(p1, p2)))
				ElseIf (p1.st.tp = "choice") Then
					msgbox("pChoice!: " &amp; toString(mkParser("choice", Array(p1, p2)))
				End If
			End If
			pChoice = mkParser("choice", Array(p1, p2))
		End If
	End If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
	pInd = mkParser("ind", Nothing)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ParenS As Object
		Dim pTypeArg As Object
		Dim pCtor As Object
		Dim pN As Object
		Dim recDummy As Object
		
		pS = pInd
		pN = pInd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_
				pSeq(Array(pSkip(pMany(pWhite)), _
						   pN, _
						   pSkip(pMany(pWhite)), _
						   pZeroOrOne(pRight) _
				  	 ), Fn.maybeMakeArrowType _
			  )	)
		
		' ParenS ::= "(" S ")"
		pParenS = pSeq(Array(pSkip(pStr("(")), _
							 pS, _
						     pSkip(pStr(")")) _
					   ), id)
		
		' TypeArg ::= ws+ N
		pTypeArg = pSeq(Array(pSkip(pMany1(pWhite)), pN), id)
		
		' Ctor ::= TypeCtor TypeArg*
		pCtor = pSeq(Array(pTypeCtor, pMany(pTypeArg)), Fn.mkTypeCtor)
		
		' N ::= ParenS | BaseType | Ctor | TypeVar
		pN = fixIndirection( pN, _
			foldl1(pChoice, List(pBaseType, pTypeVar, pParenS, pCtor)) _
		)
			
		result = pS
		'MsgBox(toString(result))
		'Stop
	End If
	pTypeExpr = result
End Function

Function pBaseType()
	Static result As Object
	If isNull(result) Then
		result = foldl1(pChoice, _
						map(pStr, List("Bool", "Str", "Int", "Long")) _
		)
		'msgbox(toString(result))
	End If
	pBaseType = result
End Function

Function pTypeVar()
	pTypeVar = pBind(pAlphaLower, compose(pReturn, concat("'")))
'	pTypeVar = pSeq(Array(pAlphaLower), concat("'"))
End Function

Function pTypeCtor()
	Static result As Object
	If isNull(result) Then
'		result = foldl1( pChoice, _
'						 map(pStr, List("List", "Maybe", "Parser")) )

		' \a bs.foldl1 concat (cons a bs)
		result = pSeq(_
					Array(pSeq(_
							Array(pAlphaUpper, pMany1(pAlphaLower)), _
							cons _
						  ) _
					), _
					foldl1(concat) 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pHexDigit":	result = pHexDigit
		Case "pHexNum":		result = pHexNum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_applyP_callCount = _applyP_callCount + 1
	Dim result As Variant
	Dim i As Integer
	Dim innerParser As Parser
	Dim innerParsers As Variant
	Dim lst As Object
	
_applyP_begin:	
	Select Case p.tp
		Case "str"
			applyP_str = applyP_str + 1
			Dim match As String
			Dim matchLen As Integer
			match = p.st(0)
			matchLen = p.st(1)
			If (Mid(s, pos, matchLen) &lt;&gt; match) Then
				Goto _applyP_parseFailure
			End If
			endPos = pos + matchLen
			If Not(isUnderSkip) Then
				result = match
			End If
		Case "choice"	' tail-recursive
			applyP_choice = applyP_choice + 1
			result = _applyP(p.st(0), s, pos, endPos, isUnderSkip)
			If endPos &lt; 0 Then
				'result = _applyP(p.st(1), s, pos, endPos, isUnderSkip)
				p = p.st(1)
				Goto _applyP_begin
			End If
		Case "item"
			applyP_item = applyP_item + 1
			If pos &gt; Len(s) Then
				Goto _applyP_parseFailure
			End If
			endPos = pos + 1
			If Not(isUnderSkip) Then
				result = Mid(s, pos, 1)
			End If
		Case "return"
			applyP_return = applyP_return + 1
			If Not(isUnderSkip) Then
				result = p.st
			End If
			endPos = pos
		Case "bind"	' tail-recursive
			applyP_bind = applyP_bind + 1
			If isKreturn(p.st(1)) Then
				apply_bind_K_return = apply_bind_K_return + 1
			End If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 = apply1(p.st(1), result)
			pos = endPos
			If isUnderSkip Then : result = Empty : End If
			Goto _applyP_begin
		Case "seq"
			applyP_seq = applyP_seq + 1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ToList(p.st(1), reverse(lst))
			End If
		Case "skip"	' tail-recursive
			applyP_skip = applyP_skip + 1
			p = p.st
			isUnderSkip = True
			Goto _applyP_begin
			'result = _applyP(p.st, s, pos, endPos, True)
			'If endPos &gt; 0 Then
			'	assertEqual(result, Empty).x
			'End If
		Case "sat"
			applyP_sat = applyP_sat + 1
			If pos &gt; Len(s) Then
				Goto _applyP_parseFailure
			End If
			result = Mid(s, pos, 1)
			If Not(apply(p.st, result)) Then
				Goto _applyP_parseFailure
			End If
			endPos = pos + 1
			If isUnderSkip Then
				result = Empty
			End If
		Case "many1"
			applyP_many1 = applyP_many1 + 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applyP_fail = applyP_fail + 1
			Goto _applyP_parseFailure
		Case "ind"	' tail-recursive
			applyP_ind = applyP_ind + 1
			p = p.st
			Goto _applyP_begin
'			result = _applyP(p.st, s, pos, endPos, isUnderSkip)
		Case "end"
			applyP_end = applyP_end + 1
			If pos &lt;= Len(s) Then
				Goto _applyP_parseFailure
			End If
			endPos = pos
		Case Else
			result = "unknown Parser '" &amp; p.tp &amp; "'"
			MsgBox("Error in applyP: " &amp; result)
	End Select
	'If isUnderSkip And Not(isParseFailure(result)) Then
	'	assertEqual(result(0), Empty).x
	'End If
	_applyP = result
	Exit Function
_applyP_parseFailure:
	endPos = -1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 _
				&amp; chr(13) &amp; "apply_str: " &amp; applyP_str _
				&amp; chr(13) &amp; "apply_choice: " &amp; applyP_choice _
				&amp; chr(13) &amp; "apply_item: " &amp; applyP_item _
				&amp; chr(13) &amp; "apply_end: " &amp; applyP_end _
				&amp; chr(13) &amp; "apply_bind: " &amp; applyP_bind _
				&amp; chr(13) &amp; "  (apply_bind_K_return: " &amp; apply_bind_K_return &amp; ")" _
				&amp; chr(13) &amp; "apply_return: " &amp; applyP_return _
				&amp; chr(13) &amp; "apply_seq: " &amp; applyP_seq _
				&amp; chr(13) &amp; "apply_skip: " &amp; applyP_skip _
				&amp; chr(13) &amp; "apply_sat: " &amp; applyP_sat _
				&amp; chr(13) &amp; "apply_many1: " &amp; applyP_many1 _
				&amp; chr(13) &amp; "apply_fail: " &amp; applyP_fail _
				&amp; chr(13) &amp; "apply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skip must not be passed down into bind because the
	' function (2nd arg of bind) might need the parser's (1st arg of bind)
	' result in order to decide what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assert_parses(p, getFnTypeStr(Fn.isNil), "(-&gt; (List ['a]) Bool)", 15).x
	assert_parses(p, getFnTypeStr(Fn.flatten), "(-&gt; (List [(List ['a])]) (List ['a]))", 22).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